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6f7" officeooo:paragraph-rsid="001476f7"/>
    </style:style>
    <style:style style:name="P2" style:family="paragraph" style:parent-style-name="Standard">
      <style:text-properties officeooo:rsid="0014f5d8" officeooo:paragraph-rsid="0014f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joueur commence le tour de jeu. Ensuite il faut cliquer sur un bouton pour faire jouer la machine et lancer le MCTS.</text:p>
      <text:p text:style-name="P1">Lorsque la partie est finie, le message indique qui a gagné. Si l’on clique de nouveau sur une case alors une partie redémarre et pose le jeton joueur là où l’on a cliqué.</text:p>
      <text:p text:style-name="P1"/>
      <text:p text:style-name="P1">Le jeu est muni d’une interface graphique, lors d’un clic, cela déclenche :</text:p>
      <text:p text:style-name="P1"/>
      <text:p text:style-name="P1">- soit le dépôt d’un jeton joueur sur le plateau</text:p>
      <text:p text:style-name="P1">- soit le lancement de l’algorithme MCTS avec l’état actuel du plateau</text:p>
      <text:p text:style-name="P1"/>
      <text:p text:style-name="P1">La classe MCTS regroupe toutes les fonctions qui font fonctionner l’algorithme. </text:p>
      <text:p text:style-name="P1"/>
      <text:p text:style-name="P1">Dans la classe Etat est stocké le joueur qui doit jouer après le coup d’un état.</text:p>
      <text:p text:style-name="P1">L’attribut estFinal est mis à jour à chaque vérification d’un état. La vérification s’effectue à chaque fois qu’un pion est posé.</text:p>
      <text:p text:style-name="P1">Il y a également les 2 attributs mu et n de l’algorithme.</text:p>
      <text:p text:style-name="P1"/>
      <text:p text:style-name="P1">C’est le modèle qui appelle la fonction jouer de la classe MCTS avec un temps stocké dans tpsMCTS. Actuellement nous l’avons laissé à 1 seconde.</text:p>
      <text:p text:style-name="P1">Il contient également l’état actuel du jeu. </text:p>
      <text:p text:style-name="P1"/>
      <text:p text:style-name="P1"/>
      <text:p text:style-name="P2">Question 1 : </text:p>
      <text:p text:style-name="P2"/>
      <text:p text:style-name="P2">L’estimation et le nombre de parties simulées s’afficheront au tour du joueur, et représenteront les données du coup que la machine vient de jouer.</text:p>
      <text:p text:style-name="P2"/>
      <text:p text:style-name="P2">Question 2 :</text:p>
      <text:p text:style-name="P2"/>
      <text:p text:style-name="P2"/>
      <text:p text:style-name="P2"/>
      <text:p text:style-name="P2">Question 3 :</text:p>
      <text:p text:style-name="P2"/>
      <text:p text:style-name="P2">Avant l’amélioration l’algorithme ne choisissait pas forcément un coup final et ne posait pas de jeton alors qu’il pourrait gagner, maintenant dés qu’il a l’occasion de gagner en un coup il le fait.</text:p>
      <text:p text:style-name="P2">Cela est dû au fait qu’il choisit comme coup celui avec la plus grande moyenne et ce n’est pas forcément un coup gagnant.</text:p>
      <text:p text:style-name="P2"/>
      <text:p text:style-name="P2">Question 4 :</text:p>
      <text:p text:style-name="P2"/>
      <text:p text:style-name="P2">Question 5 :</text:p>
      <text:p text:style-name="P2"/>
      <text:p text:style-name="P2">Question 6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2:48:58.655000000</meta:creation-date>
    <dc:date>2017-11-05T13:28:20.123000000</dc:date>
    <meta:editing-duration>PT19M</meta:editing-duration>
    <meta:editing-cycles>1</meta:editing-cycles>
    <meta:document-statistic meta:table-count="0" meta:image-count="0" meta:object-count="0" meta:page-count="1" meta:paragraph-count="20" meta:word-count="281" meta:character-count="1556" meta:non-whitespace-character-count="1292"/>
    <meta:generator>LibreOffice/5.3.7.2$Windows_X86_64 LibreOffice_project/6b8ed514a9f8b44d37a1b96673cbbdd077e24059</meta:generator>
  </office:meta>
</office:document-meta>
</file>